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4e216" officeooo:paragraph-rsid="0004e216"/>
    </style:style>
    <style:style style:name="P2" style:family="paragraph" style:parent-style-name="Standard" style:list-style-name="L1">
      <style:text-properties officeooo:rsid="0004e216" officeooo:paragraph-rsid="0004e216"/>
    </style:style>
    <style:style style:name="P3" style:family="paragraph" style:parent-style-name="Standard">
      <style:text-properties officeooo:rsid="00059b1b" officeooo:paragraph-rsid="00059b1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troduction</text:p>
      <text:p text:style-name="P1"/>
      <text:list text:style-name="L1">
        <text:list-item>
          <text:p text:style-name="P2">“Pertama-tama, kita mulai dari struktur dasar material yang menjadi fokus studi, yaitu grafena.</text:p>
          <text:p text:style-name="P2">Grafena adalah lembaran atom karbon dua dimensi yang tersusun dalam kisi heksagonal. Secara geometri, untuk membangun struktur ini kita membutuhkan dua vektor translasi kisi dan dua posisi atom yang membentuk basis — masing-masing berada pada sublattice A dan B.</text:p>
          <text:p text:style-name="P2">Struktur ini bukan hanya menarik secara geometris, tapi juga memberi karakter elektronik unik yang tidak ditemukan pada material lain, yaitu adanya titik Dirac, di mana elektron berperilaku seperti partikel relativistik bermassa nol.”</text:p>
        </text:list-item>
        <text:list-item>
          <text:p text:style-name="P2">Untuk memahami bagaimana sifat Quantum spin hall yang kita singguh pada judul penelitian muncul, kita mundur sejenak ke konsep klasik, yaitu Hall effect.</text:p>
          <text:p text:style-name="P2">Ketika sebuah medan magnet diterapkan tegak lurus terhadap arah arus listrik, elektron mengalami gaya Lorentz, menghasilkan tegangan transversal — inilah yang disebut Hall voltage.</text:p>
          <text:p text:style-name="P2">Dari eksperimen klasik ini, kita mendapatkan dua resistivitas penting: resistivitas longitudinal dan resistivitas Hall, yang masing-masing memberikan informasi tentang transportasi muatan dalam bahan.</text:p>
        </text:list-item>
        <text:list-item>
          <text:p text:style-name="P2">Namun, pada suhu sangat rendah dan medan magnet yang kuat, muncul fenomena yang lebih menakjubkan: Quantum Hall Effect.</text:p>
          <text:p text:style-name="P2">Seperti ditunjukkan pada gambar di sebelah kiri, arus listrik tidak lagi mengalir melalui seluruh bulk, melainkan hanya melalui tepi sistem. Ini yang disebut sebagai konduksi tepi.</text:p>
          <text:p text:style-name="P2">Grafik di sebelah kanan menunjukkan bagaimana resistivitas Hall terkuantisasi dalam nilai-nilai diskrit, sedangkan resistivitas longitudinal turun drastis menuju nol. Ini adalah tanda kuat bahwa sistem memasuki fase topologis — fase yang tidak dapat dijelaskan oleh mekanika klasik biasa.</text:p>
        </text:list-item>
        <text:list-item>
          <text:p text:style-name="P2">Kemudian, pada tahun 2005, Kane dan Mele mengembangkan ide dari model Haldane — yang sebelumnya menunjukkan bahwa topologi bisa muncul tanpa medan magnet — untuk mengusulkan versi Quantum Spin Hall Effect (QSHE).</text:p>
          <text:p text:style-name="P2">Dalam QSHE, elektron dengan spin berlawanan mengalir di arah yang berlawanan di sepanjang tepi, tanpa hambatan — ini membuka potensi besar untuk pengembangan elektronik bebas disisipasi (dissipationless electronics).</text:p>
          <text:p text:style-name="P2">Sejak itu, banyak penelitian mencoba mencari sistem yang dapat mewujudkan efek ini secara nyata. Grafena, dengan spin-orbit coupling yang dimodifikasi atau diperkuat, menjadi kandidat yang sangat menjanjikan.</text:p>
        </text:list-item>
        <text:list-item>
          <text:p text:style-name="P2"><text:soft-page-break/>Tentu saja, di dunia nyata tidak ada material yang benar-benar sempurna. Struktur kristal selalu memiliki cacat atau impurities, entah karena doping, cacat kisi, atau fluktuasi lokal.</text:p>
          <text:p text:style-name="P2">Kondisi ini — yang disebut disorder — dapat mengganggu, tapi juga bisa memperkaya perilaku topologis. Dalam beberapa kasus, disorder justru dapat menginduksi fase topologis, atau sebaliknya, menghancurkannya.</text:p>
        </text:list-item>
      </text:list>
      <text:p text:style-name="P1"/>
      <text:p text:style-name="P3">Metode</text:p>
      <text:p text:style-name="P3"/>
      <text:p text:style-name="P3"><text:s text:c="4"/>("Tight Binding Model", </text:p>
      <text:p text:style-name="P3"><text:s text:c="5"/>"Untuk membangun model dari sistem ini, pendekatan yang digunakan adalah tight-binding, yang pertama kali diterapkan pada grafena oleh Wallace pada tahun 1947.\n\n"</text:p>
      <text:p text:style-name="P3"><text:s text:c="5"/>"Kita mulai dari basis orbital terlokalisasi |f_n⟩, yang mewakili keadaan elektron di sekitar atom karbon. Hamiltonian awal menggambarkan energi on-site dan hopping antar situs terdekat.\n\n"</text:p>
      <text:p text:style-name="P3"><text:s text:c="5"/>"Namun, untuk menggambarkan grafena dengan lebih akurat, kita perlu memasukkan interaksi tetangga kedua. Term inilah yang membuat sistem menjadi lebih realistis, terutama ketika kita ingin menyimulasikan sifat topologisnya. Dalam model ini, kita juga menjumlahkan atas spin, karena spin berperan penting dalam fenomena yang akan kita amati nanti."),</text:p>
      <text:p text:style-name="P3"><text:s text:c="4"/></text:p>
      <text:p text:style-name="P3"><text:s text:c="4"/>("Tight Binding Hamiltonian — Kane-Mele", </text:p>
      <text:p text:style-name="P3"><text:s text:c="5"/>"Selanjutnya, kita masuk ke model Kane-Mele, yang menggabungkan efek spin-orbit intrinsic dalam sistem grafena.\n\n"</text:p>
      <text:p text:style-name="P3"><text:s text:c="5"/>"Model ini terdiri dari tiga bagian utama. Yang pertama adalah hopping tetangga terdekat, seperti pada tight-binding biasa. Yang kedua adalah spin-orbit coupling antara tetangga kedua, dengan arah hopping yang menginduksi rotasi spin tergantung orientasi lintasannya. Dan yang ketiga adalah potential staggered antara sublattice A dan B, yang bisa membuka celah energi.\n\n"</text:p>
      <text:p text:style-name="P3"><text:s text:c="5"/>"Model ini diperluas ke tiga dimensi dengan menumpuk beberapa lapisan 2D. Kita tambahkan hopping antarlapisan serta kopling spin-orbit antarlapisan, yang masing-masing direpresentasikan oleh parameter τ dan λ_SO⊥. Inilah yang membentuk Kane-Mele 3D, dasar dari simulasi yang kami gunakan."),</text:p>
      <text:p text:style-name="P3"/>
      <text:p text:style-name="P3"><text:s text:c="4"/>("Model Kane-Mele + Disorder", </text:p>
      <text:p text:style-name="P3"><text:s text:c="5"/>"Untuk membuat simulasi lebih mendekati kenyataan, kita memperkenalkan disorder Anderson, yaitu fluktuasi acak pada energi on-site.\n\n"</text:p>
      <text:p text:style-name="P3"><text:s text:c="5"/>"Disorder ini direpresentasikan oleh potensial V_il yang diambil dari distribusi acak. Tujuannya adalah untuk menguji bagaimana kestabilan fase topologis Quantum Spin Hall bertahan atau runtuh di bawah pengaruh disorder — ini adalah inti dari pertanyaan penelitian kami."),</text:p>
      <text:p text:style-name="P3"><text:soft-page-break/></text:p>
      <text:p text:style-name="P3"><text:s text:c="4"/>("Implementasi Numerik di PythTB", </text:p>
      <text:p text:style-name="P3"><text:s text:c="5"/>"Model ini kemudian diimplementasikan secara numerik menggunakan library PythTB, sebuah package Python untuk simulasi tight-binding.\n\n"</text:p>
      <text:p text:style-name="P3"><text:s text:c="5"/>"Struktur umum Hamiltonian terdiri dari dua bagian: energi on-site dan hopping antar situs. Nilai-nilai ini bisa dimodifikasi untuk menyertakan disorder, spin-orbit coupling, maupun struktur kisi yang kompleks.\n\n"</text:p>
      <text:p text:style-name="P3"><text:s text:c="5"/>"Contoh skrip yang ditampilkan di sini menunjukkan bagaimana kita mendefinisikan kisi dua dimensi, orbital dasar, dan menetapkan parameter hopping serta disorder."),</text:p>
      <text:p text:style-name="P3"/>
      <text:p text:style-name="P3"><text:s text:c="4"/>("Disorder dan Diagonalisasi", </text:p>
      <text:p text:style-name="P3"><text:s text:c="5"/>"Setelah model selesai dibangun, kita kenakan disorder melalui distribusi acak energi on-site, menggunakan fungsi np.random.uniform. Nilai kekuatan disorder dikendalikan oleh parameter W, yang akan kita variasikan untuk melihat efek transisinya.\n\n"</text:p>
      <text:p text:style-name="P3"><text:s text:c="5"/>"Model kemudian didiagonalisasi menggunakan fungsi solve_all, yang menghasilkan spektrum energi dari sistem."),</text:p>
      <text:p text:style-name="P3"/>
      <text:p text:style-name="P3"><text:s text:c="4"/>("Validasi Model", </text:p>
      <text:p text:style-name="P3"><text:s text:c="5"/>"Sebelum menganalisis efek disorder, kita perlu memastikan bahwa model dasar tanpa disorder menunjukkan tanda-tanda topological edge states.\n\n"</text:p>
      <text:p text:style-name="P3"><text:s text:c="5"/>"Untuk itu, kami menggunakan slab geometry — yaitu potongan sistem yang hanya terbatas dalam satu arah. Ini memungkinkan munculnya edge state pada sisi sistem.\n\n"</text:p>
      <text:p text:style-name="P3"><text:s text:c="5"/>"Band structure hasil simulasi kemudian diplot untuk melihat apakah edge states muncul di dalam celah energi, yang menjadi indikasi sistem berada dalam fase topologis."),</text:p>
      <text:p text:style-name="P3"/>
      <text:p text:style-name="P3"><text:s text:c="4"/>("Analisis DoS", </text:p>
      <text:p text:style-name="P3"><text:s text:c="5"/>"Setelah menambahkan disorder dan mendiagonalisasi Hamiltonian, kita menganalisis kerapatan keadaan atau density of states (DoS).\n\n"</text:p>
      <text:p text:style-name="P3"><text:s text:c="5"/>"DoS ini dihitung menggunakan metode histogram dari spektrum energi. Untuk sistem dengan disorder, kita lakukan rata-rata dari beberapa sampel agar hasilnya merepresentasikan sistem secara statistik.\n\n"</text:p>
      <text:p text:style-name="P3"><text:s text:c="5"/>"Dengan menganalisis perubahan DoS, kita bisa mengidentifikasi degradasi sifat topologis — misalnya, hilangnya celah energi atau munculnya keadaan di tengah gap, yang menjadi indikasi transisi ke fase trivial.")</text:p>
      <text:p text:style-name="P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6.9291in" fo:page-height="9.8425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9T10:35:52.645686646</meta:creation-date>
    <dc:date>2025-07-09T10:52:25.140484458</dc:date>
    <meta:editing-duration>PT6M17S</meta:editing-duration>
    <meta:editing-cycles>1</meta:editing-cycles>
    <meta:document-statistic meta:table-count="0" meta:image-count="0" meta:object-count="0" meta:page-count="3" meta:paragraph-count="44" meta:word-count="892" meta:character-count="6897" meta:non-whitespace-character-count="5916"/>
    <meta:generator>LibreOffice/24.2.7.2$Linux_X86_64 LibreOffice_project/420$Build-2</meta:generator>
  </office:meta>
</office:document-meta>
</file>